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 is the highest level of school you have completed or the highest degree you have received?</text:p>
          </table:table-cell>
          <table:covered-table-cell table:style-name="ce10" office:value-type="string">
            <text:p>What is the highest level of school you have completed or the highest degree you have received?</text:p>
          </table:covered-table-cell>
          <table:covered-table-cell table:style-name="ce10" office:value-type="string">
            <text:p>What is the highest level of school you have completed or the highest degree you have received?</text:p>
          </table:covered-table-cell>
          <table:covered-table-cell table:style-name="ce10" office:value-type="string">
            <text:p>What is the highest level of school you have completed or the highest degree you have received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lementary school or lower</text:p>
          </table:table-cell>
          <table:covered-table-cell table:style-name="ce12" office:value-type="string">
            <text:p>Elementary school or lower</text:p>
          </table:covered-table-cell>
          <table:table-cell table:style-name="ce17" office:value-type="percentage" office:value="0.012">
            <text:p>1.2%</text:p>
          </table:table-cell>
          <table:table-cell table:style-name="ce19" office:value-type="float" office:value="9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igh School / Secondary School</text:p>
          </table:table-cell>
          <table:covered-table-cell table:style-name="ce12" office:value-type="string">
            <text:p>High School / Secondary School</text:p>
          </table:covered-table-cell>
          <table:table-cell table:style-name="ce17" office:value-type="percentage" office:value="0.137">
            <text:p>13.7%</text:p>
          </table:table-cell>
          <table:table-cell table:style-name="ce19" office:value-type="float" office:value="101">
            <text:p>10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echnical / Vocational / Professional Certificate</text:p>
          </table:table-cell>
          <table:covered-table-cell table:style-name="ce12" office:value-type="string">
            <text:p>Technical / Vocational / Professional Certificate</text:p>
          </table:covered-table-cell>
          <table:table-cell table:style-name="ce17" office:value-type="percentage" office:value="0.098">
            <text:p>9.8%</text:p>
          </table:table-cell>
          <table:table-cell table:style-name="ce19" office:value-type="float" office:value="72">
            <text:p>7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achelor's / Undergraduate Degree / Baccalaureate / College</text:p>
          </table:table-cell>
          <table:covered-table-cell table:style-name="ce12" office:value-type="string">
            <text:p>Bachelor's / Undergraduate Degree / Baccalaureate / College</text:p>
          </table:covered-table-cell>
          <table:table-cell table:style-name="ce17" office:value-type="percentage" office:value="0.405">
            <text:p>40.5%</text:p>
          </table:table-cell>
          <table:table-cell table:style-name="ce19" office:value-type="float" office:value="298">
            <text:p>29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ster's / Graduate Degree</text:p>
          </table:table-cell>
          <table:covered-table-cell table:style-name="ce12" office:value-type="string">
            <text:p>Master's / Graduate Degree</text:p>
          </table:covered-table-cell>
          <table:table-cell table:style-name="ce17" office:value-type="percentage" office:value="0.288">
            <text:p>28.8%</text:p>
          </table:table-cell>
          <table:table-cell table:style-name="ce19" office:value-type="float" office:value="212">
            <text:p>212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10 'Question 1'.C4:'Question 1'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Doctoral</text:p>
          </table:table-cell>
          <table:covered-table-cell table:style-name="ce12" office:value-type="string">
            <text:p>Doctoral</text:p>
          </table:covered-table-cell>
          <table:table-cell table:style-name="ce17" office:value-type="percentage" office:value="0.038">
            <text:p>3.8%</text:p>
          </table:table-cell>
          <table:table-cell table:style-name="ce19" office:value-type="float" office:value="28">
            <text:p>2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ost-Doctoral</text:p>
          </table:table-cell>
          <table:covered-table-cell table:style-name="ce12" office:value-type="string">
            <text:p>Post-Doctoral</text:p>
          </table:covered-table-cell>
          <table:table-cell table:style-name="ce17" office:value-type="percentage" office:value="0.022">
            <text:p>2.2%</text:p>
          </table:table-cell>
          <table:table-cell table:style-name="ce19" office:value-type="float" office:value="16">
            <text:p>1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21">
            <text:p>21</text:p>
          </table:covered-table-cell>
          <table:table-cell table:style-name="ce20" office:value-type="float" office:value="21">
            <text:p>21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736">
            <text:p>736</text:p>
          </table:covered-table-cell>
          <table:table-cell table:style-name="ce21" office:value-type="float" office:value="736">
            <text:p>736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71">
            <text:p>271</text:p>
          </table:covered-table-cell>
          <table:table-cell table:style-name="ce22" office:value-type="float" office:value="271">
            <text:p>27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0-29T06:09:00">
            <text:p>Oct 29, 2013 6:09 AM</text:p>
          </table:table-cell>
          <table:table-cell office:value-type="string">
            <text:p>some college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28T21:20:00">
            <text:p>Oct 28, 2013 9:20 PM</text:p>
          </table:table-cell>
          <table:table-cell office:value-type="string">
            <text:p>Almost done with an MSEE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8T21:12:00">
            <text:p>Oct 28, 2013 9:12 PM</text:p>
          </table:table-cell>
          <table:table-cell office:value-type="string">
            <text:p>some University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9-10T20:35:00">
            <text:p>Sep 10, 2013 8:35 PM</text:p>
          </table:table-cell>
          <table:table-cell office:value-type="string">
            <text:p>And in a PhD program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9-01T21:16:00">
            <text:p>Sep 1, 2013 9:16 PM</text:p>
          </table:table-cell>
          <table:table-cell office:value-type="string">
            <text:p>Going into upper school now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23T06:10:00">
            <text:p>Aug 23, 2013 6:10 AM</text:p>
          </table:table-cell>
          <table:table-cell office:value-type="string">
            <text:p>b.tech final year <text:s/>under electronics and communication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8-09T13:57:00">
            <text:p>Aug 9, 2013 1:57 PM</text:p>
          </table:table-cell>
          <table:table-cell office:value-type="string">
            <text:p>Foundation Degree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8-06T15:55:00">
            <text:p>Aug 6, 2013 3:55 PM</text:p>
          </table:table-cell>
          <table:table-cell office:value-type="string">
            <text:p>Engineer degree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8-06T09:12:00">
            <text:p>Aug 6, 2013 9:12 AM</text:p>
          </table:table-cell>
          <table:table-cell office:value-type="string">
            <text:p>J.D. (law degree)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8-01T21:38:00">
            <text:p>Aug 1, 2013 9:38 PM</text:p>
          </table:table-cell>
          <table:table-cell office:value-type="string">
            <text:p>Currently working on doctorate but have M.S.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8-01T09:50:00">
            <text:p>Aug 1, 2013 9:50 AM</text:p>
          </table:table-cell>
          <table:table-cell office:value-type="string">
            <text:p>Peruskoulu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8-01T05:09:00">
            <text:p>Aug 1, 2013 5:09 AM</text:p>
          </table:table-cell>
          <table:table-cell office:value-type="string">
            <text:p>Homeschool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7-31T21:27:00">
            <text:p>Jul 31, 2013 9:27 PM</text:p>
          </table:table-cell>
          <table:table-cell office:value-type="string">
            <text:p>Working on High School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7-31T18:13:00">
            <text:p>Jul 31, 2013 6:13 PM</text:p>
          </table:table-cell>
          <table:table-cell office:value-type="string">
            <text:p>I'm currently going into 8th grade.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7-30T18:20:00">
            <text:p>Jul 30, 2013 6:20 PM</text:p>
          </table:table-cell>
          <table:table-cell office:value-type="string">
            <text:p>In college?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7-29T23:15:00">
            <text:p>Jul 29, 2013 11:15 PM</text:p>
          </table:table-cell>
          <table:table-cell office:value-type="string">
            <text:p>Some college but no full bachelors.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7-27T21:55:00">
            <text:p>Jul 27, 2013 9:55 PM</text:p>
          </table:table-cell>
          <table:table-cell office:value-type="string">
            <text:p>chemistry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7-25T00:35:00">
            <text:p>Jul 25, 2013 12:35 AM</text:p>
          </table:table-cell>
          <table:table-cell office:value-type="string">
            <text:p>Some college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07-24T20:08:00">
            <text:p>Jul 24, 2013 8:08 PM</text:p>
          </table:table-cell>
          <table:table-cell office:value-type="string">
            <text:p>Working on my BS in EE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7-24T19:51:00">
            <text:p>Jul 24, 2013 7:51 PM</text:p>
          </table:table-cell>
          <table:table-cell office:value-type="string">
            <text:p>7th grade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07-24T17:58:00">
            <text:p>Jul 24, 2013 5:58 PM</text:p>
          </table:table-cell>
          <table:table-cell office:value-type="string">
            <text:p>Honestly, public schools in the US are so abysmal I feel ashamed mentioning that I went, I'm Self-Educated.</text:p>
          </table:table-cell>
          <table:table-cell table:number-columns-repeated="1021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08:19</dc:date>
    <dc:creator>Catarina Mota</dc:creator>
    <meta:editing-duration>PT00H00M11S</meta:editing-duration>
    <meta:editing-cycles>1</meta:editing-cycles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graphic-properties draw:stroke="none" svg:stroke-width="0cm" svg:stroke-color="#000000" svg:stroke-opacity="100%" draw:fill="solid" draw:fill-color="#eeeeee" draw:opacity="100%"/>
    </style:style>
    <style:style style:name="ch16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0.46cm" svg:y="0.18cm" chart:style-name="ch2">
          <text:p>What is the highest level of school you have completed or the highest degree you have received?</text:p>
        </chart:title>
        <chart:legend chart:legend-position="end" svg:x="7.979cm" svg:y="2.038cm" chart:style-name="ch3"/>
        <chart:plot-area chart:style-name="ch4" table:cell-range-address="'Question 1'.A4:'Question 1'.A10 'Question 1'.C4:'Question 1'.C10" chart:data-source-has-labels="column" svg:x="0.321cm" svg:y="0.756cm" svg:width="7.338cm" svg:height="7.849cm">
          <chart:axis chart:dimension="x" chart:name="primary-x" chart:style-name="ch5">
            <chart:categories table:cell-range-address="'Question 1'.A4:'Question 1'.A10"/>
          </chart:axis>
          <chart:axis chart:dimension="y" chart:name="primary-y" chart:style-name="ch6"/>
          <chart:series chart:style-name="ch7" chart:values-cell-range-address="'Question 1'.C4:'Question 1'.C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0">Elementary school or lower</text:p>
              </table:table-cell>
              <table:table-cell office:value-type="float" office:value="0.012">
                <text:p text:id="'Question 1'.C4:'Question 1'.C10">0.012</text:p>
              </table:table-cell>
            </table:table-row>
            <table:table-row>
              <table:table-cell office:value-type="string">
                <text:p>High School / Secondary School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Technical / Vocational / Professional Certificate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Bachelor's / Undergraduate Degree / Baccalaureate / College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Master's / Graduate Degree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Doctoral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Post-Doctoral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